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8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style:font-name="Arial" fo:font-size="11pt" fo:font-weight="normal" officeooo:rsid="01073b00" officeooo:paragraph-rsid="01073b00" style:font-size-asian="11pt" style:font-weight-asian="normal" style:font-size-complex="11pt" style:font-weight-complex="normal"/>
    </style:style>
    <style:style style:name="P4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style:font-weight-complex="normal"/>
    </style:style>
    <style:style style:name="T1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6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e6337" fo:background-color="transparent" loext:char-shading-value="0" style:font-size-asian="24pt" style:font-size-complex="24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d5d910" style:font-style-asian="normal" style:font-style-complex="normal"/>
    </style:style>
    <style:style style:name="T21" style:family="text">
      <style:text-properties officeooo:rsid="010368d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054ebd" style:font-weight-asian="bold" style:font-weight-complex="bold"/>
    </style:style>
    <style:style style:name="T24" style:family="text">
      <style:text-properties officeooo:rsid="010575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9">2251</text:span><text:span text:style-name="T10"> CFG</text:span><text:span text:style-name="T9">S Administració de Sistemes Informàtics</text:span></text:p>
      <text:p text:style-name="P34">2252 CFGS Desenvolupament d'Aplicacions Multiplataforma</text:p>
      <text:h text:style-name="P41" text:outline-level="1"><text:span text:style-name="T13">Mòdul 3</text:span><text:span text:style-name="T12"> – Programació bàsica</text:span></text:h>
      <text:h text:style-name="P42" text:outline-level="1">UF2 – <text:span text:style-name="T14">Programació modular</text:span></text:h>
      <text:p text:style-name="P33"><text:span text:style-name="T15">Informe de lliurament </text:span><text:span text:style-name="T16">A50</text:span><text:span text:style-name="T17">1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1">àgiu</text:span> de lliurar diversos fitxers, comprimiu-los tots en un format <text:span text:style-name="T18">ZIP</text:span><text:span text:style-name="T19"> </text:span><text:span text:style-name="T20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0" text:outline-level="1"><text:bookmark-end text:name="__DdeLink__3243_1392924193"/></text:h>
      <text:p text:style-name="P13">Contesta:</text:p>
      <text:list xml:id="list8994923468627182149" text:style-name="L1">
        <text:list-item>
          <text:p text:style-name="P38"><text:span text:style-name="T24">Has fet </text:span>el disseny descendent del projecte CicliCat, <text:span text:style-name="T24">tal com demana l'activitat</text:span>? </text:p>
        </text:list-item>
      </text:list>
      <text:p text:style-name="P14"/>
      <text:p text:style-name="P14"/>
      <text:list xml:id="list23950944882438" text:continue-numbering="true" text:style-name="L1">
        <text:list-item>
          <text:p text:style-name="P38"><text:span text:style-name="T24">Has e</text:span>scri<text:span text:style-name="T24">t </text:span>l'esquema de mòduls i tasques del projecte CicliCat, <text:span text:style-name="T24">tal com demana l'activitat</text:span>?</text:p>
        </text:list-item>
      </text:list>
      <text:p text:style-name="P14"/>
      <text:p text:style-name="P14"/>
      <text:list xml:id="list23949738168579" text:continue-numbering="true" text:style-name="L1">
        <text:list-item>
          <text:p text:style-name="P38">Has aconseguit fer l'esquelet de la classe principal (CicliCat) i <text:span text:style-name="T24">de </text:span>la resta de mòduls que composen el prototip?</text:p>
        </text:list-item>
      </text:list>
      <text:p text:style-name="P39">En cas que no l'hagis aconseguit implementar o tinguis dubtes, planteja'ls aquí. Intentarem donar-te un resposta a la retroacció. Intenta fugir dels dubtes genèrics, són difícils de concretar i probablement la resposta donada et servirà de poca ajuda. Concreta tant com puguis els dubtes, explica els raonaments que et fas, i intenta deixar clar on t'ha encallat i perquè. Si cal copia els esquemes que has dissenyat. Només així et podrem donar un resposta concreta que t'ajudi. </text:p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2">Creus que aquesta activitat t'ha </text:span><text:span text:style-name="T23">facilitat la realització de l'esquelet de classes i funcions bàsiques del projecte</text:span><text:span text:style-name="T22">? Indica el grau</text:span>:</text:p>
      <text:list xml:id="list8988721100951576036" text:style-name="L2">
        <text:list-item>
          <text:p text:style-name="P35">M'ha ajudat molt</text:p>
        </text:list-item>
        <text:list-item>
          <text:p text:style-name="P35">M'ha ajudat</text:p>
        </text:list-item>
        <text:list-item>
          <text:p text:style-name="P35">No m'ha ajudat gaire</text:p>
        </text:list-item>
        <text:list-item>
          <text:p text:style-name="P36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1</meta:editing-cycles>
    <meta:editing-duration>P5DT3H26M12S</meta:editing-duration>
    <dc:date>2016-03-19T02:39:48.402461297</dc:date>
    <dc:creator>Josep Bornas</dc:creator>
    <meta:document-statistic meta:table-count="2" meta:image-count="3" meta:object-count="0" meta:page-count="1" meta:paragraph-count="36" meta:word-count="283" meta:character-count="1792" meta:non-whitespace-character-count="1546"/>
    <meta:user-defined meta:name="Info 1"/>
    <meta:user-defined meta:name="Info 2"/>
    <meta:user-defined meta:name="Info 3"/>
    <meta:user-defined meta:name="Info 4"/>
  </office:meta>
</office:document-meta>
</file>